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3376ee0010" style:family="table" style:master-page-name="ta-mp-0x7f3376ee0010">
      <style:table-properties table:display="true" style:writing-mode="lr-tb"/>
    </style:style>
    <style:style style:name="ta-0x7f3376ee0200" style:family="table" style:master-page-name="ta-mp-0x7f3376ee0200">
      <style:table-properties table:display="true" style:writing-mode="lr-tb"/>
    </style:style>
    <style:style style:name="ta-0x7f3376ee03f0" style:family="table" style:master-page-name="ta-mp-0x7f3376ee03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3376ee89e8" style:family="table-cell" style:data-style-name="General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376ee88c0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376ee77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376ee78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376ee79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8.00pt" style:use-optimal-column-width="true"/>
    </style:style>
    <style:style style:name="ACOL-2" style:family="table-column">
      <style:table-column-properties style:column-width="126.74pt" style:use-optimal-column-width="true"/>
    </style:style>
    <style:style style:name="ACOL-3" style:family="table-column">
      <style:table-column-properties style:column-width="47.99pt" style:use-optimal-column-width="true"/>
    </style:style>
    <style:style style:name="ACOL-4" style:family="table-column"/>
    <style:style style:name="AROW-1" style:family="table-row">
      <style:table-row-properties style:row-height="12.81pt" style:use-optimal-row-height="true"/>
    </style:style>
    <style:style style:name="AROW-2" style:family="table-row"/>
    <style:style style:name="AROW-3" style:family="table-row">
      <style:table-row-properties style:row-height="12.76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1" table:style-name="ta-0x7f3376ee001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 table:number-columns-repeated="255"/>
        <table:table-column table:style-name="ACOL-0" table:number-columns-repeated="255"/>
        <table:table-row table:style-name="AROW-1">
          <table:table-cell table:style-name="ACE-0x7f3376ee89e8" office:value-type="string">
            <text:p>id</text:p>
          </table:table-cell>
          <table:table-cell table:style-name="ACE-0x7f3376ee89e8" office:value-type="string">
            <text:p>nom</text:p>
          </table:table-cell>
          <table:table-cell table:number-columns-repeated="510" table:style-name="Gnumeric-default"/>
        </table:table-row>
        <table:table-row table:style-name="AROW-1">
          <table:table-cell table:style-name="ACE-0x7f3376ee88c0" office:value-type="float" office:value="1">
            <text:p>1</text:p>
          </table:table-cell>
          <table:table-cell table:style-name="ACE-0x7f3376ee88c0" office:value-type="string">
            <text:p>Walt Kowalski</text:p>
          </table:table-cell>
          <table:table-cell table:number-columns-repeated="510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Blondie</text:p>
          </table:table-cell>
          <table:table-cell table:number-columns-repeated="510" table:style-name="Gnumeric-default"/>
        </table:table-row>
        <table:table-row table:style-name="AROW-1">
          <table:table-cell table:style-name="ACE-0x7f3376ee88c0" office:value-type="float" office:value="3">
            <text:p>3</text:p>
          </table:table-cell>
          <table:table-cell table:style-name="ACE-0x7f3376ee88c0" office:value-type="string">
            <text:p>Sherlock Holmes</text:p>
          </table:table-cell>
          <table:table-cell table:number-columns-repeated="510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Dr John Watson</text:p>
          </table:table-cell>
          <table:table-cell table:number-columns-repeated="510" table:style-name="Gnumeric-default"/>
        </table:table-row>
        <table:table-row table:style-name="AROW-1">
          <table:table-cell table:style-name="ACE-0x7f3376ee88c0" office:value-type="float" office:value="5">
            <text:p>5</text:p>
          </table:table-cell>
          <table:table-cell table:style-name="ACE-0x7f3376ee88c0" office:value-type="string">
            <text:p>Dr Strangelove</text:p>
          </table:table-cell>
          <table:table-cell table:number-columns-repeated="510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Gp Capt Lionel Mandrake</text:p>
          </table:table-cell>
          <table:table-cell table:number-columns-repeated="510" table:style-name="Gnumeric-default"/>
        </table:table-row>
        <table:table-row table:style-name="AROW-1">
          <table:table-cell table:style-name="ACE-0x7f3376ee88c0" office:value-type="float" office:value="7">
            <text:p>7</text:p>
          </table:table-cell>
          <table:table-cell table:style-name="ACE-0x7f3376ee88c0" office:value-type="string">
            <text:p>President Merkin Muffley</text:p>
          </table:table-cell>
          <table:table-cell table:number-columns-repeated="510" table:style-name="Gnumeric-default"/>
        </table:table-row>
        <table:table-row table:style-name="AROW-0" table:number-rows-repeated="120">
          <table:table-cell table:number-columns-repeated="512"/>
        </table:table-row>
        <table:named-expressions>
          <table:named-expression table:name="Print_Area" table:expression="of:=#REF!" table:base-cell-address="$'Feuille1'.$A$1"/>
          <table:named-expression table:name="Sheet_Title" table:expression="of:=&quot;Feuille1&quot;" table:base-cell-address="$'Feuille1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Feuille2" table:style-name="ta-0x7f3376ee0200" table:print="true">
        <office:forms form:automatic-focus="false" form:apply-design-mode="false">
          <form:form/>
        </office:forms>
        <table:table-column table:default-cell-style-name="ACE-0x7f3376ee7890" table:style-name="ACOL-3"/>
        <table:table-column table:default-cell-style-name="ACE-0x7f3376ee7890" table:style-name="ACOL-3" table:number-columns-repeated="255"/>
        <table:table-row table:style-name="AROW-3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2'.$A$1"/>
          <table:named-expression table:name="Sheet_Title" table:expression="of:=&quot;Feuille2&quot;" table:base-cell-address="$'Feuille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Feuille3" table:style-name="ta-0x7f3376ee03f0" table:print="true">
        <office:forms form:automatic-focus="false" form:apply-design-mode="false">
          <form:form/>
        </office:forms>
        <table:table-column table:default-cell-style-name="ACE-0x7f3376ee79b8" table:style-name="ACOL-3"/>
        <table:table-column table:default-cell-style-name="ACE-0x7f3376ee79b8" table:style-name="ACOL-3" table:number-columns-repeated="255"/>
        <table:table-row table:style-name="AROW-3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3'.$A$1"/>
          <table:named-expression table:name="Sheet_Title" table:expression="of:=&quot;Feuille3&quot;" table:base-cell-address="$'Feui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3376eca0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7f3376e750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7f3376eaf7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</office:automatic-styles>
  <office:master-styles>
    <style:master-page style:name="ta-mp-0x7f3376ee0010" style:display-name="Feuille1" style:page-layout-name="pl-0x7f3376eca0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376ee0200" style:display-name="Feuille2" style:page-layout-name="pl-0x7f3376e750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376ee03f0" style:display-name="Feuille3" style:page-layout-name="pl-0x7f3376eaf7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23T15:33:31Z</dc:date>
    <meta:creation-date>2016-03-23T14:15:42Z</meta:creation-date>
    <meta:editing-cycles>1</meta:editing-cycles>
    <meta:editing-duration>P0D</meta:editing-duration>
    <meta:generator>gnumeric/1.12.9</meta:generator>
  </office:meta>
</office:document-meta>
</file>